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 style:parent-style-name="Standard">
      <style:paragraph-properties>
        <style:tab-stops>
          <style:tab-stop style:position="2.505cm" style:type="right"/>
          <style:tab-stop style:position="3.004cm" style:type="center"/>
          <style:tab-stop style:position="3.969cm" style:type="center"/>
          <style:tab-stop style:position="5.015cm" style:type="center"/>
          <style:tab-stop style:position="6.059cm" style:type="center"/>
          <style:tab-stop style:position="6.985cm" style:type="center"/>
          <style:tab-stop style:position="10.495cm" style:type="right"/>
          <style:tab-stop style:position="11.007cm" style:type="center"/>
          <style:tab-stop style:position="11.959cm" style:type="center"/>
          <style:tab-stop style:position="13cm" style:type="center"/>
          <style:tab-stop style:position="14.023cm" style:type="center"/>
          <style:tab-stop style:position="15.011cm" style:type="center"/>
          <style:tab-stop style:position="15.981cm" style:type="center"/>
        </style:tab-stops>
      </style:paragraph-properties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>
        <style:tab-stops>
          <style:tab-stop style:position="2.505cm" style:type="right"/>
          <style:tab-stop style:position="3.004cm" style:type="center"/>
          <style:tab-stop style:position="3.969cm" style:type="center"/>
          <style:tab-stop style:position="5.015cm" style:type="center"/>
          <style:tab-stop style:position="6.059cm" style:type="center"/>
          <style:tab-stop style:position="6.985cm" style:type="center"/>
          <style:tab-stop style:position="10.495cm" style:type="right"/>
          <style:tab-stop style:position="11.007cm" style:type="center"/>
          <style:tab-stop style:position="11.959cm" style:type="center"/>
          <style:tab-stop style:position="13cm" style:type="center"/>
          <style:tab-stop style:position="14.023cm" style:type="center"/>
          <style:tab-stop style:position="15.011cm" style:type="center"/>
          <style:tab-stop style:position="15.981cm" style:type="center"/>
        </style:tab-stops>
      </style:paragraph-properties>
    </style:style>
    <style:style style:name="T1" style:family="text">
      <style:text-properties style:font-name="Times New Roman" style:font-name-asian="Times New Roman" style:font-name-complex="Times New Roman"/>
    </style:style>
    <style:style style:name="gr1" style:family="graphic">
      <style:graphic-properties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00" draw:textarea-horizontal-align="center" draw:textarea-vertical-align="middle" style:run-through="background"/>
    </style:style>
    <style:style style:name="gr3" style:family="graphic">
      <style:graphic-properties draw:fill-color="#000000" draw:textarea-horizontal-align="center" draw:textarea-vertical-align="middle" style:run-through="foreground"/>
    </style:style>
    <style:style style:name="gr4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000000" draw:textarea-horizontal-align="center" draw:textarea-vertical-align="middle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tyle:run-through="foreground" style:vertical-pos="from-top" style:vertical-rel="paragraph" style:horizontal-pos="from-left" style:horizontal-rel="paragraph"/>
    </style:style>
    <style:style style:name="gr11" style:family="graphic">
      <style:graphic-properties draw:fill-color="#000000" draw:textarea-horizontal-align="center" draw:textarea-vertical-align="middle" style:run-through="foreground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14" draw:style-name="gr1">
        <draw:rect draw:style-name="gr2" draw:text-style-name="P1" svg:width="1.001cm" svg:height="0.2cm" draw:transform="rotate (1.5707963267946) translate (4.905375cm 1.46402777777778cm)">
          <text:p/>
        </draw:rect>
        <draw:rect draw:style-name="gr2" draw:text-style-name="P1" svg:width="1.001cm" svg:height="0.2cm" draw:transform="rotate (1.5707963267946) translate (5.857875cm 1.46402777777778cm)">
          <text:p/>
        </draw:rect>
        <draw:rect draw:style-name="gr2" draw:text-style-name="P1" svg:width="1.001cm" svg:height="0.2cm" draw:transform="rotate (1.5707963267946) translate (6.89580555555556cm 1.46402777777778cm)">
          <text:p/>
        </draw:rect>
        <draw:rect draw:style-name="gr2" draw:text-style-name="P1" svg:width="1.001cm" svg:height="0.2cm" draw:transform="rotate (1.5707963267946) translate (7.99218055555556cm 1.46402777777778cm)">
          <text:p/>
        </draw:rect>
        <draw:rect draw:style-name="gr3" draw:text-style-name="P1" svg:width="1.001cm" svg:height="0.2cm" draw:transform="rotate (1.5707963267946) translate (8.90940277777778cm 1.46402777777778cm)">
          <text:p/>
        </draw:rect>
      </draw:g>
      <draw:g text:anchor-type="page" text:anchor-page-number="1" draw:z-index="15" draw:style-name="gr4">
        <draw:rect draw:style-name="gr3" draw:text-style-name="P1" svg:width="1.001cm" svg:height="0.2cm" draw:transform="rotate (1.5707963267946) translate (12.906375cm 1.46931944444444cm)">
          <text:p/>
        </draw:rect>
        <draw:rect draw:style-name="gr3" draw:text-style-name="P1" svg:width="1.001cm" svg:height="0.2cm" draw:transform="rotate (1.5707963267946) translate (13.858875cm 1.46931944444444cm)">
          <text:p/>
        </draw:rect>
        <draw:rect draw:style-name="gr3" draw:text-style-name="P1" svg:width="1.001cm" svg:height="0.2cm" draw:transform="rotate (1.5707963267946) translate (14.8968055555556cm 1.46931944444444cm)">
          <text:p/>
        </draw:rect>
        <draw:rect draw:style-name="gr3" draw:text-style-name="P1" svg:width="1.001cm" svg:height="0.2cm" draw:transform="rotate (1.5707963267946) translate (15.9931805555556cm 1.46931944444444cm)">
          <text:p/>
        </draw:rect>
        <draw:rect draw:style-name="gr3" draw:text-style-name="P1" svg:width="1.001cm" svg:height="0.2cm" draw:transform="rotate (1.5707963267946) translate (16.9104027777778cm 1.46931944444444cm)">
          <text:p/>
        </draw:rect>
      </draw:g>
      <draw:g text:anchor-type="page" text:anchor-page-number="1" draw:z-index="16" draw:style-name="gr4">
        <draw:rect draw:style-name="gr3" draw:text-style-name="P1" svg:width="1.001cm" svg:height="0.2cm" draw:transform="rotate (1.5707963267946) translate (12.906375cm 29.2029444444444cm)">
          <text:p/>
        </draw:rect>
        <draw:rect draw:style-name="gr3" draw:text-style-name="P1" svg:width="1.001cm" svg:height="0.2cm" draw:transform="rotate (1.5707963267946) translate (13.858875cm 29.2029444444444cm)">
          <text:p/>
        </draw:rect>
        <draw:rect draw:style-name="gr3" draw:text-style-name="P1" svg:width="1.001cm" svg:height="0.2cm" draw:transform="rotate (1.5707963267946) translate (14.8968055555556cm 29.2029444444444cm)">
          <text:p/>
        </draw:rect>
        <draw:rect draw:style-name="gr3" draw:text-style-name="P1" svg:width="1.001cm" svg:height="0.2cm" draw:transform="rotate (1.5707963267946) translate (15.9931805555556cm 29.2029444444444cm)">
          <text:p/>
        </draw:rect>
        <draw:rect draw:style-name="gr3" draw:text-style-name="P1" svg:width="1.001cm" svg:height="0.2cm" draw:transform="rotate (1.5707963267946) translate (16.9104027777778cm 29.2029444444444cm)">
          <text:p/>
        </draw:rect>
      </draw:g>
      <draw:g text:anchor-type="page" text:anchor-page-number="1" draw:z-index="17" draw:style-name="gr4">
        <draw:rect draw:style-name="gr3" draw:text-style-name="P1" svg:width="1.001cm" svg:height="0.2cm" draw:transform="rotate (1.5707963267946) translate (4.79954166666667cm 29.2029444444444cm)">
          <text:p/>
        </draw:rect>
        <draw:rect draw:style-name="gr3" draw:text-style-name="P1" svg:width="1.001cm" svg:height="0.2cm" draw:transform="rotate (1.5707963267946) translate (5.75380555555556cm 29.2029444444444cm)">
          <text:p/>
        </draw:rect>
        <draw:rect draw:style-name="gr3" draw:text-style-name="P1" svg:width="1.001cm" svg:height="0.2cm" draw:transform="rotate (1.5707963267946) translate (6.79273611111111cm 29.2029444444444cm)">
          <text:p/>
        </draw:rect>
        <draw:rect draw:style-name="gr3" draw:text-style-name="P1" svg:width="1.001cm" svg:height="0.2cm" draw:transform="rotate (1.5707963267946) translate (7.88911111111111cm 29.2029444444444cm)">
          <text:p/>
        </draw:rect>
        <draw:rect draw:style-name="gr3" draw:text-style-name="P1" svg:width="1.001cm" svg:height="0.2cm" draw:transform="rotate (1.5707963267946) translate (8.80356944444444cm 29.2029444444444cm)">
          <text:p/>
        </draw:rect>
      </draw:g>
      <text:p text:style-name="P2"><draw:rect text:anchor-type="paragraph" draw:z-index="2" draw:style-name="gr7" draw:text-style-name="P1" svg:width="1.5cm" svg:height="1.5cm" svg:x="-1.99cm" svg:y="-2cm"><text:p/></draw:rect><text:tab/><text:tab/> <text:tab/> <text:tab/> <text:tab/> <text:tab/> <text:tab/> <text:tab/> <text:tab/> <text:tab/> <text:tab/> <text:tab/> </text:p>
      <text:p text:style-name="P3">Identifiant :<text:tab/><text:tab/>0<text:tab/>1<text:tab/>2<text:tab/>3<text:tab/>4<text:tab/><text:tab/>5<text:tab/>6<text:tab/>7<text:tab/>8<text:tab/>9</text:p>
      <text:p text:style-name="P3"><draw:rect text:anchor-type="paragraph" draw:z-index="40" draw:style-name="gr9" draw:text-style-name="P1" svg:width="1.001cm" svg:height="0.2cm" svg:x="17.597cm" svg:y="0.134cm"><text:p/></draw:rect><draw:rect text:anchor-type="paragraph" draw:z-index="41" draw:style-name="gr9" draw:text-style-name="P1" svg:width="1.001cm" svg:height="0.2cm" svg:x="17.597cm" svg:y="0.596cm"><text:p/></draw:rect><draw:rect text:anchor-type="paragraph" draw:z-index="42" draw:style-name="gr9" draw:text-style-name="P1" svg:width="1.001cm" svg:height="0.2cm" svg:x="17.597cm" svg:y="1.06cm"><text:p/></draw:rect><draw:rect text:anchor-type="paragraph" draw:z-index="43" draw:style-name="gr9" draw:text-style-name="P1" svg:width="1.001cm" svg:height="0.2cm" svg:x="17.597cm" svg:y="1.531cm"><text:p/></draw:rect><draw:rect text:anchor-type="paragraph" draw:z-index="44" draw:style-name="gr9" draw:text-style-name="P1" svg:width="1.001cm" svg:height="0.2cm" svg:x="17.597cm" svg:y="2cm"><text:p/></draw:rect><draw:rect text:anchor-type="paragraph" draw:z-index="13" draw:style-name="gr9" draw:text-style-name="P1" svg:width="1.001cm" svg:height="0.2cm" svg:x="-1.524cm" svg:y="2.011cm"><text:p/></draw:rect><draw:rect text:anchor-type="paragraph" draw:z-index="12" draw:style-name="gr8" draw:text-style-name="P1" svg:width="1.001cm" svg:height="0.2cm" svg:x="-1.344cm" svg:y="0.018cm"><text:p/></draw:rect><text:tab/>Chiffre 1 :<text:tab/><text:span text:style-name="T1">□<text:tab/>□<text:tab/>□<text:tab/>□<text:tab/>□<text:tab/><text:tab/>□<text:tab/>□<text:tab/>□<text:tab/>□<text:tab/>□</text:span></text:p>
      <text:p text:style-name="P3"><draw:rect text:anchor-type="paragraph" draw:z-index="11" draw:style-name="gr8" draw:text-style-name="P1" svg:width="1.001cm" svg:height="0.2cm" svg:x="-1.305cm" svg:y="0.113cm"><text:p/></draw:rect><text:tab/>Chiffre 2 :<text:tab/><text:span text:style-name="T1">□<text:tab/>□<text:tab/>□<text:tab/>□<text:tab/>□<text:tab/><text:tab/>□<text:tab/>□<text:tab/>□<text:tab/>□<text:tab/>□</text:span></text:p>
      <text:p text:style-name="P3"><draw:rect text:anchor-type="paragraph" draw:z-index="10" draw:style-name="gr8" draw:text-style-name="P1" svg:width="1.001cm" svg:height="0.2cm" svg:x="-1.288cm" svg:y="0.102cm"><text:p/></draw:rect><text:tab/>Chiffre 3 :<text:tab/><text:span text:style-name="T1">□<text:tab/>□<text:tab/>□<text:tab/>□<text:tab/>□<text:tab/><text:tab/>□<text:tab/>□<text:tab/>□<text:tab/>□<text:tab/>□</text:span></text:p>
      <text:p text:style-name="P3"><draw:rect text:anchor-type="paragraph" draw:z-index="9" draw:style-name="gr8" draw:text-style-name="P1" svg:width="1.001cm" svg:height="0.2cm" svg:x="-1.323cm" svg:y="0.145cm"><text:p/></draw:rect><text:tab/>Chiffre 4 :<text:tab/><text:span text:style-name="T1">□<text:tab/>□<text:tab/>□<text:tab/>□<text:tab/>□<text:tab/><text:tab/>□<text:tab/>□<text:tab/>□<text:tab/>□<text:tab/>□</text:span></text:p>
      <text:p text:style-name="P3"><text:tab/>Chiffre 5 :<text:tab/><text:span text:style-name="T1">□<text:tab/>□<text:tab/>□<text:tab/>□<text:tab/>□<text:tab/><text:tab/>□<text:tab/>□<text:tab/>□<text:tab/>□<text:tab/>□</text:span></text:p>
      <text:p text:style-name="P3"/>
      <text:p text:style-name="P3">Nom :</text:p>
      <text:p text:style-name="P3">Prénom :</text:p>
      <text:p text:style-name="P3"/>
      <text:p text:style-name="P3"><draw:line text:anchor-type="paragraph" draw:z-index="1" draw:style-name="gr6" draw:text-style-name="P1" svg:x1="8.251cm" svg:y1="0.095cm" svg:x2="8.251cm" svg:y2="19.291cm"><text:p/></draw:line>Réponses :<text:tab/><text:tab/>1<text:tab/>2<text:tab/>3<text:tab/>4<text:tab/>5<text:tab/><text:tab/>1<text:tab/>2<text:tab/>3<text:tab/>4<text:tab/>5</text:p>
      <text:p text:style-name="P3"><draw:g text:anchor-type="paragraph" draw:z-index="18" draw:style-name="gr10"><draw:rect draw:style-name="gr3" draw:text-style-name="P1" svg:width="1.001cm" svg:height="0.2cm" svg:x="-1.418cm" svg:y="0.118cm"><text:p/></draw:rect><draw:rect draw:style-name="gr3" draw:text-style-name="P1" svg:width="1.001cm" svg:height="0.2cm" svg:x="-1.418cm" svg:y="0.587cm"><text:p/></draw:rect><draw:rect draw:style-name="gr3" draw:text-style-name="P1" svg:width="1.001cm" svg:height="0.2cm" svg:x="-1.418cm" svg:y="1.053cm"><text:p/></draw:rect><draw:rect draw:style-name="gr3" draw:text-style-name="P1" svg:width="1.001cm" svg:height="0.2cm" svg:x="-1.418cm" svg:y="1.538cm"><text:p/></draw:rect><draw:rect draw:style-name="gr3" draw:text-style-name="P1" svg:width="1.001cm" svg:height="0.2cm" svg:x="-1.418cm" svg:y="1.993cm"><text:p/></draw:rect></draw:g><draw:g text:anchor-type="paragraph" draw:z-index="19" draw:style-name="gr10"><draw:rect draw:style-name="gr3" draw:text-style-name="P1" svg:width="1.001cm" svg:height="0.2cm" svg:x="-1.415cm" svg:y="1.993cm"><text:p/></draw:rect><draw:rect draw:style-name="gr3" draw:text-style-name="P1" svg:width="1.001cm" svg:height="0.2cm" svg:x="-1.415cm" svg:y="2.462cm"><text:p/></draw:rect><draw:rect draw:style-name="gr3" draw:text-style-name="P1" svg:width="1.001cm" svg:height="0.2cm" svg:x="-1.415cm" svg:y="2.928cm"><text:p/></draw:rect><draw:rect draw:style-name="gr3" draw:text-style-name="P1" svg:width="1.001cm" svg:height="0.2cm" svg:x="-1.415cm" svg:y="3.413cm"><text:p/></draw:rect><draw:rect draw:style-name="gr3" draw:text-style-name="P1" svg:width="1.001cm" svg:height="0.2cm" svg:x="-1.415cm" svg:y="3.868cm"><text:p/></draw:rect></draw:g><draw:g text:anchor-type="paragraph" draw:z-index="20" draw:style-name="gr10"><draw:rect draw:style-name="gr3" draw:text-style-name="P1" svg:width="1.001cm" svg:height="0.2cm" svg:x="-1.415cm" svg:y="4.352cm"><text:p/></draw:rect><draw:rect draw:style-name="gr3" draw:text-style-name="P1" svg:width="1.001cm" svg:height="0.2cm" svg:x="-1.415cm" svg:y="4.821cm"><text:p/></draw:rect><draw:rect draw:style-name="gr3" draw:text-style-name="P1" svg:width="1.001cm" svg:height="0.2cm" svg:x="-1.415cm" svg:y="5.287cm"><text:p/></draw:rect><draw:rect draw:style-name="gr3" draw:text-style-name="P1" svg:width="1.001cm" svg:height="0.2cm" svg:x="-1.415cm" svg:y="5.772cm"><text:p/></draw:rect><draw:rect draw:style-name="gr3" draw:text-style-name="P1" svg:width="1.001cm" svg:height="0.2cm" svg:x="-1.415cm" svg:y="6.227cm"><text:p/></draw:rect></draw:g><draw:g text:anchor-type="paragraph" draw:z-index="21" draw:style-name="gr10"><draw:rect draw:style-name="gr3" draw:text-style-name="P1" svg:width="1.001cm" svg:height="0.2cm" svg:x="-1.415cm" svg:y="6.697cm"><text:p/></draw:rect><draw:rect draw:style-name="gr3" draw:text-style-name="P1" svg:width="1.001cm" svg:height="0.2cm" svg:x="-1.415cm" svg:y="7.166cm"><text:p/></draw:rect><draw:rect draw:style-name="gr3" draw:text-style-name="P1" svg:width="1.001cm" svg:height="0.2cm" svg:x="-1.415cm" svg:y="7.632cm"><text:p/></draw:rect><draw:rect draw:style-name="gr3" draw:text-style-name="P1" svg:width="1.001cm" svg:height="0.2cm" svg:x="-1.415cm" svg:y="8.117cm"><text:p/></draw:rect><draw:rect draw:style-name="gr3" draw:text-style-name="P1" svg:width="1.001cm" svg:height="0.2cm" svg:x="-1.415cm" svg:y="8.572cm"><text:p/></draw:rect></draw:g><draw:g text:anchor-type="paragraph" draw:z-index="22" draw:style-name="gr10"><draw:rect draw:style-name="gr3" draw:text-style-name="P1" svg:width="1.001cm" svg:height="0.2cm" svg:x="-1.415cm" svg:y="9.043cm"><text:p/></draw:rect><draw:rect draw:style-name="gr3" draw:text-style-name="P1" svg:width="1.001cm" svg:height="0.2cm" svg:x="-1.415cm" svg:y="9.512cm"><text:p/></draw:rect><draw:rect draw:style-name="gr3" draw:text-style-name="P1" svg:width="1.001cm" svg:height="0.2cm" svg:x="-1.415cm" svg:y="9.978cm"><text:p/></draw:rect><draw:rect draw:style-name="gr3" draw:text-style-name="P1" svg:width="1.001cm" svg:height="0.2cm" svg:x="-1.415cm" svg:y="10.463cm"><text:p/></draw:rect><draw:rect draw:style-name="gr3" draw:text-style-name="P1" svg:width="1.001cm" svg:height="0.2cm" svg:x="-1.415cm" svg:y="10.918cm"><text:p/></draw:rect></draw:g><draw:g text:anchor-type="paragraph" draw:z-index="23" draw:style-name="gr10"><draw:rect draw:style-name="gr3" draw:text-style-name="P1" svg:width="1.001cm" svg:height="0.2cm" svg:x="-1.415cm" svg:y="11.389cm"><text:p/></draw:rect><draw:rect draw:style-name="gr3" draw:text-style-name="P1" svg:width="1.001cm" svg:height="0.2cm" svg:x="-1.415cm" svg:y="11.858cm"><text:p/></draw:rect><draw:rect draw:style-name="gr3" draw:text-style-name="P1" svg:width="1.001cm" svg:height="0.2cm" svg:x="-1.415cm" svg:y="12.324cm"><text:p/></draw:rect><draw:rect draw:style-name="gr3" draw:text-style-name="P1" svg:width="1.001cm" svg:height="0.2cm" svg:x="-1.415cm" svg:y="12.809cm"><text:p/></draw:rect><draw:rect draw:style-name="gr3" draw:text-style-name="P1" svg:width="1.001cm" svg:height="0.2cm" svg:x="-1.415cm" svg:y="13.264cm"><text:p/></draw:rect></draw:g><draw:g text:anchor-type="paragraph" draw:z-index="24" draw:style-name="gr10"><draw:rect draw:style-name="gr3" draw:text-style-name="P1" svg:width="1.001cm" svg:height="0.2cm" svg:x="-1.415cm" svg:y="13.735cm"><text:p/></draw:rect><draw:rect draw:style-name="gr3" draw:text-style-name="P1" svg:width="1.001cm" svg:height="0.2cm" svg:x="-1.415cm" svg:y="14.204cm"><text:p/></draw:rect><draw:rect draw:style-name="gr3" draw:text-style-name="P1" svg:width="1.001cm" svg:height="0.2cm" svg:x="-1.415cm" svg:y="14.67cm"><text:p/></draw:rect><draw:rect draw:style-name="gr3" draw:text-style-name="P1" svg:width="1.001cm" svg:height="0.2cm" svg:x="-1.415cm" svg:y="15.155cm"><text:p/></draw:rect><draw:rect draw:style-name="gr3" draw:text-style-name="P1" svg:width="1.001cm" svg:height="0.2cm" svg:x="-1.415cm" svg:y="15.61cm"><text:p/></draw:rect></draw:g><draw:g text:anchor-type="paragraph" draw:z-index="25" draw:style-name="gr10"><draw:rect draw:style-name="gr3" draw:text-style-name="P1" svg:width="1.001cm" svg:height="0.2cm" svg:x="-1.415cm" svg:y="16.081cm"><text:p/></draw:rect><draw:rect draw:style-name="gr3" draw:text-style-name="P1" svg:width="1.001cm" svg:height="0.2cm" svg:x="-1.415cm" svg:y="16.55cm"><text:p/></draw:rect><draw:rect draw:style-name="gr3" draw:text-style-name="P1" svg:width="1.001cm" svg:height="0.2cm" svg:x="-1.415cm" svg:y="17.016cm"><text:p/></draw:rect><draw:rect draw:style-name="gr3" draw:text-style-name="P1" svg:width="1.001cm" svg:height="0.2cm" svg:x="-1.415cm" svg:y="17.501cm"><text:p/></draw:rect><draw:rect draw:style-name="gr3" draw:text-style-name="P1" svg:width="1.001cm" svg:height="0.2cm" svg:x="-1.415cm" svg:y="17.956cm"><text:p/></draw:rect></draw:g><draw:g text:anchor-type="paragraph" draw:z-index="26" draw:style-name="gr10"><draw:rect draw:style-name="gr3" draw:text-style-name="P1" svg:width="1.001cm" svg:height="0.2cm" svg:x="-1.415cm" svg:y="16.551cm"><text:p/></draw:rect><draw:rect draw:style-name="gr3" draw:text-style-name="P1" svg:width="1.001cm" svg:height="0.2cm" svg:x="-1.415cm" svg:y="17.02cm"><text:p/></draw:rect><draw:rect draw:style-name="gr3" draw:text-style-name="P1" svg:width="1.001cm" svg:height="0.2cm" svg:x="-1.415cm" svg:y="17.486cm"><text:p/></draw:rect><draw:rect draw:style-name="gr3" draw:text-style-name="P1" svg:width="1.001cm" svg:height="0.2cm" svg:x="-1.415cm" svg:y="17.971cm"><text:p/></draw:rect><draw:rect draw:style-name="gr3" draw:text-style-name="P1" svg:width="1.001cm" svg:height="0.2cm" svg:x="-1.415cm" svg:y="18.426cm"><text:p/></draw:rect></draw:g><draw:g text:anchor-type="paragraph" draw:z-index="27" draw:style-name="gr10"><draw:rect draw:style-name="gr3" draw:text-style-name="P1" svg:width="1.001cm" svg:height="0.2cm" svg:x="17.463cm" svg:y="0.116cm"><text:p/></draw:rect><draw:rect draw:style-name="gr3" draw:text-style-name="P1" svg:width="1.001cm" svg:height="0.2cm" svg:x="17.463cm" svg:y="0.585cm"><text:p/></draw:rect><draw:rect draw:style-name="gr3" draw:text-style-name="P1" svg:width="1.001cm" svg:height="0.2cm" svg:x="17.463cm" svg:y="1.051cm"><text:p/></draw:rect><draw:rect draw:style-name="gr3" draw:text-style-name="P1" svg:width="1.001cm" svg:height="0.2cm" svg:x="17.463cm" svg:y="1.536cm"><text:p/></draw:rect><draw:rect draw:style-name="gr3" draw:text-style-name="P1" svg:width="1.001cm" svg:height="0.2cm" svg:x="17.463cm" svg:y="1.991cm"><text:p/></draw:rect></draw:g><draw:g text:anchor-type="paragraph" draw:z-index="28" draw:style-name="gr10"><draw:rect draw:style-name="gr3" draw:text-style-name="P1" svg:width="1.001cm" svg:height="0.2cm" svg:x="17.468cm" svg:y="1.991cm"><text:p/></draw:rect><draw:rect draw:style-name="gr3" draw:text-style-name="P1" svg:width="1.001cm" svg:height="0.2cm" svg:x="17.468cm" svg:y="2.46cm"><text:p/></draw:rect><draw:rect draw:style-name="gr3" draw:text-style-name="P1" svg:width="1.001cm" svg:height="0.2cm" svg:x="17.468cm" svg:y="2.926cm"><text:p/></draw:rect><draw:rect draw:style-name="gr3" draw:text-style-name="P1" svg:width="1.001cm" svg:height="0.2cm" svg:x="17.468cm" svg:y="3.411cm"><text:p/></draw:rect><draw:rect draw:style-name="gr3" draw:text-style-name="P1" svg:width="1.001cm" svg:height="0.2cm" svg:x="17.468cm" svg:y="3.866cm"><text:p/></draw:rect></draw:g><draw:g text:anchor-type="paragraph" draw:z-index="29" draw:style-name="gr10"><draw:rect draw:style-name="gr3" draw:text-style-name="P1" svg:width="1.001cm" svg:height="0.2cm" svg:x="17.468cm" svg:y="4.35cm"><text:p/></draw:rect><draw:rect draw:style-name="gr3" draw:text-style-name="P1" svg:width="1.001cm" svg:height="0.2cm" svg:x="17.468cm" svg:y="4.819cm"><text:p/></draw:rect><draw:rect draw:style-name="gr3" draw:text-style-name="P1" svg:width="1.001cm" svg:height="0.2cm" svg:x="17.468cm" svg:y="5.285cm"><text:p/></draw:rect><draw:rect draw:style-name="gr3" draw:text-style-name="P1" svg:width="1.001cm" svg:height="0.2cm" svg:x="17.468cm" svg:y="5.77cm"><text:p/></draw:rect><draw:rect draw:style-name="gr3" draw:text-style-name="P1" svg:width="1.001cm" svg:height="0.2cm" svg:x="17.468cm" svg:y="6.225cm"><text:p/></draw:rect></draw:g><draw:g text:anchor-type="paragraph" draw:z-index="30" draw:style-name="gr10"><draw:rect draw:style-name="gr3" draw:text-style-name="P1" svg:width="1.001cm" svg:height="0.2cm" svg:x="17.468cm" svg:y="6.696cm"><text:p/></draw:rect><draw:rect draw:style-name="gr3" draw:text-style-name="P1" svg:width="1.001cm" svg:height="0.2cm" svg:x="17.468cm" svg:y="7.165cm"><text:p/></draw:rect><draw:rect draw:style-name="gr3" draw:text-style-name="P1" svg:width="1.001cm" svg:height="0.2cm" svg:x="17.468cm" svg:y="7.631cm"><text:p/></draw:rect><draw:rect draw:style-name="gr3" draw:text-style-name="P1" svg:width="1.001cm" svg:height="0.2cm" svg:x="17.468cm" svg:y="8.116cm"><text:p/></draw:rect><draw:rect draw:style-name="gr3" draw:text-style-name="P1" svg:width="1.001cm" svg:height="0.2cm" svg:x="17.468cm" svg:y="8.571cm"><text:p/></draw:rect></draw:g><draw:g text:anchor-type="paragraph" draw:z-index="36" draw:style-name="gr10"><draw:rect draw:style-name="gr3" draw:text-style-name="P1" svg:width="1.001cm" svg:height="0.2cm" svg:x="17.468cm" svg:y="11.388cm"><text:p/></draw:rect><draw:rect draw:style-name="gr3" draw:text-style-name="P1" svg:width="1.001cm" svg:height="0.2cm" svg:x="17.468cm" svg:y="11.857cm"><text:p/></draw:rect><draw:rect draw:style-name="gr3" draw:text-style-name="P1" svg:width="1.001cm" svg:height="0.2cm" svg:x="17.468cm" svg:y="12.323cm"><text:p/></draw:rect><draw:rect draw:style-name="gr3" draw:text-style-name="P1" svg:width="1.001cm" svg:height="0.2cm" svg:x="17.468cm" svg:y="12.808cm"><text:p/></draw:rect><draw:rect draw:style-name="gr3" draw:text-style-name="P1" svg:width="1.001cm" svg:height="0.2cm" svg:x="17.468cm" svg:y="13.263cm"><text:p/></draw:rect></draw:g><draw:g text:anchor-type="paragraph" draw:z-index="37" draw:style-name="gr10"><draw:rect draw:style-name="gr3" draw:text-style-name="P1" svg:width="1.001cm" svg:height="0.2cm" svg:x="17.468cm" svg:y="13.734cm"><text:p/></draw:rect><draw:rect draw:style-name="gr3" draw:text-style-name="P1" svg:width="1.001cm" svg:height="0.2cm" svg:x="17.468cm" svg:y="14.203cm"><text:p/></draw:rect><draw:rect draw:style-name="gr3" draw:text-style-name="P1" svg:width="1.001cm" svg:height="0.2cm" svg:x="17.468cm" svg:y="14.669cm"><text:p/></draw:rect><draw:rect draw:style-name="gr3" draw:text-style-name="P1" svg:width="1.001cm" svg:height="0.2cm" svg:x="17.468cm" svg:y="15.154cm"><text:p/></draw:rect><draw:rect draw:style-name="gr3" draw:text-style-name="P1" svg:width="1.001cm" svg:height="0.2cm" svg:x="17.468cm" svg:y="15.609cm"><text:p/></draw:rect></draw:g><draw:g text:anchor-type="paragraph" draw:z-index="38" draw:style-name="gr10"><draw:rect draw:style-name="gr3" draw:text-style-name="P1" svg:width="1.001cm" svg:height="0.2cm" svg:x="17.468cm" svg:y="16.08cm"><text:p/></draw:rect><draw:rect draw:style-name="gr3" draw:text-style-name="P1" svg:width="1.001cm" svg:height="0.2cm" svg:x="17.468cm" svg:y="16.549cm"><text:p/></draw:rect><draw:rect draw:style-name="gr3" draw:text-style-name="P1" svg:width="1.001cm" svg:height="0.2cm" svg:x="17.468cm" svg:y="17.015cm"><text:p/></draw:rect><draw:rect draw:style-name="gr3" draw:text-style-name="P1" svg:width="1.001cm" svg:height="0.2cm" svg:x="17.468cm" svg:y="17.5cm"><text:p/></draw:rect><draw:rect draw:style-name="gr3" draw:text-style-name="P1" svg:width="1.001cm" svg:height="0.2cm" svg:x="17.468cm" svg:y="17.955cm"><text:p/></draw:rect></draw:g><draw:g text:anchor-type="paragraph" draw:z-index="39" draw:style-name="gr10"><draw:rect draw:style-name="gr3" draw:text-style-name="P1" svg:width="1.001cm" svg:height="0.2cm" svg:x="17.468cm" svg:y="16.549cm"><text:p/></draw:rect><draw:rect draw:style-name="gr3" draw:text-style-name="P1" svg:width="1.001cm" svg:height="0.2cm" svg:x="17.468cm" svg:y="17.018cm"><text:p/></draw:rect><draw:rect draw:style-name="gr3" draw:text-style-name="P1" svg:width="1.001cm" svg:height="0.2cm" svg:x="17.468cm" svg:y="17.484cm"><text:p/></draw:rect><draw:rect draw:style-name="gr3" draw:text-style-name="P1" svg:width="1.001cm" svg:height="0.2cm" svg:x="17.468cm" svg:y="17.969cm"><text:p/></draw:rect><draw:rect draw:style-name="gr3" draw:text-style-name="P1" svg:width="1.001cm" svg:height="0.2cm" svg:x="17.468cm" svg:y="18.424cm"><text:p/></draw:rect></draw:g><draw:rect text:anchor-type="paragraph" draw:z-index="31" draw:style-name="gr11" draw:text-style-name="P1" svg:width="1.001cm" svg:height="0.2cm" svg:x="17.468cm" svg:y="9.042cm"><text:p/></draw:rect><draw:rect text:anchor-type="paragraph" draw:z-index="32" draw:style-name="gr11" draw:text-style-name="P1" svg:width="1.001cm" svg:height="0.2cm" svg:x="17.468cm" svg:y="9.509cm"><text:p/></draw:rect><draw:rect text:anchor-type="paragraph" draw:z-index="33" draw:style-name="gr11" draw:text-style-name="P1" svg:width="1.001cm" svg:height="0.2cm" svg:x="17.468cm" svg:y="9.977cm"><text:p/></draw:rect><draw:rect text:anchor-type="paragraph" draw:z-index="34" draw:style-name="gr11" draw:text-style-name="P1" svg:width="1.001cm" svg:height="0.2cm" svg:x="17.468cm" svg:y="10.462cm"><text:p/></draw:rect><draw:rect text:anchor-type="paragraph" draw:z-index="35" draw:style-name="gr11" draw:text-style-name="P1" svg:width="1.001cm" svg:height="0.2cm" svg:x="17.468cm" svg:y="10.917cm"><text:p/></draw:rect><text:tab/>Q 1 :<text:tab/><text:span text:style-name="T1">□<text:tab/>□<text:tab/>□<text:tab/>□<text:tab/>□<text:tab/>Q 41 :<text:tab/>□<text:tab/>□<text:tab/>□<text:tab/>□<text:tab/>□</text:span></text:p>
      <text:p text:style-name="P3"><text:tab/>Q 2 :<text:tab/><text:span text:style-name="T1">□<text:tab/>□<text:tab/>□<text:tab/>□<text:tab/>□<text:tab/>Q 42 :<text:tab/>□<text:tab/>□<text:tab/>□<text:tab/>□<text:tab/>□</text:span></text:p>
      <text:p text:style-name="P3"><text:tab/>Q 3 :<text:tab/><text:span text:style-name="T1">□<text:tab/>□<text:tab/>□<text:tab/>□<text:tab/>□<text:tab/>Q 43 :<text:tab/>□<text:tab/>□<text:tab/>□<text:tab/>□<text:tab/>□</text:span></text:p>
      <text:p text:style-name="P3"><text:tab/>Q 4 :<text:tab/><text:span text:style-name="T1">□<text:tab/>□<text:tab/>□<text:tab/>□<text:tab/>□<text:tab/>Q 44 :<text:tab/>□<text:tab/>□<text:tab/>□<text:tab/>□<text:tab/>□</text:span></text:p>
      <text:p text:style-name="P3"><text:tab/>Q 5 :<text:tab/><text:span text:style-name="T1">□<text:tab/>□<text:tab/>□<text:tab/>□<text:tab/>□<text:tab/>Q 45 :<text:tab/>□<text:tab/>□<text:tab/>□<text:tab/>□<text:tab/>□</text:span></text:p>
      <text:p text:style-name="P3"><draw:line text:anchor-type="paragraph" draw:z-index="3" draw:style-name="gr5" draw:text-style-name="P1" svg:x1="1.305cm" svg:y1="0.005cm" svg:x2="15.416cm" svg:y2="0.005cm"><text:p/></draw:line><text:tab/>Q 6 :<text:tab/><text:span text:style-name="T1">□<text:tab/>□<text:tab/>□<text:tab/>□<text:tab/>□<text:tab/>Q 46 :<text:tab/>□<text:tab/>□<text:tab/>□<text:tab/>□<text:tab/>□</text:span></text:p>
      <text:p text:style-name="P3"><text:tab/>Q 7 :<text:tab/><text:span text:style-name="T1">□<text:tab/>□<text:tab/>□<text:tab/>□<text:tab/>□<text:tab/>Q 47 :<text:tab/>□<text:tab/>□<text:tab/>□<text:tab/>□<text:tab/>□</text:span></text:p>
      <text:p text:style-name="P3"><text:tab/>Q 8 :<text:tab/><text:span text:style-name="T1">□<text:tab/>□<text:tab/>□<text:tab/>□<text:tab/>□<text:tab/>Q 48 :<text:tab/>□<text:tab/>□<text:tab/>□<text:tab/>□<text:tab/>□</text:span></text:p>
      <text:p text:style-name="P3"><text:tab/>Q 9 :<text:tab/><text:span text:style-name="T1">□<text:tab/>□<text:tab/>□<text:tab/>□<text:tab/>□<text:tab/>Q 49 :<text:tab/>□<text:tab/>□<text:tab/>□<text:tab/>□<text:tab/>□</text:span></text:p>
      <text:p text:style-name="P3"><text:tab/>Q 10 :<text:tab/><text:span text:style-name="T1">□<text:tab/>□<text:tab/>□<text:tab/>□<text:tab/>□<text:tab/>Q 50 :<text:tab/>□<text:tab/>□<text:tab/>□<text:tab/>□<text:tab/>□</text:span></text:p>
      <text:p text:style-name="P3"><draw:line text:anchor-type="paragraph" draw:z-index="0" draw:style-name="gr5" draw:text-style-name="P1" svg:x1="1.305cm" svg:y1="0.005cm" svg:x2="15.416cm" svg:y2="0.005cm"><text:p/></draw:line><text:tab/>Q 11 :<text:tab/><text:span text:style-name="T1">□<text:tab/>□<text:tab/>□<text:tab/>□<text:tab/>□<text:tab/>Q 51 :<text:tab/>□<text:tab/>□<text:tab/>□<text:tab/>□<text:tab/>□</text:span></text:p>
      <text:p text:style-name="P3"><text:tab/>Q 12 :<text:tab/><text:span text:style-name="T1">□<text:tab/>□<text:tab/>□<text:tab/>□<text:tab/>□<text:tab/>Q 52 :<text:tab/>□<text:tab/>□<text:tab/>□<text:tab/>□<text:tab/>□</text:span></text:p>
      <text:p text:style-name="P3"><text:tab/>Q 13 :<text:tab/><text:span text:style-name="T1">□<text:tab/>□<text:tab/>□<text:tab/>□<text:tab/>□<text:tab/>Q 53 :<text:tab/>□<text:tab/>□<text:tab/>□<text:tab/>□<text:tab/>□</text:span></text:p>
      <text:p text:style-name="P3"><text:tab/>Q 14 :<text:tab/><text:span text:style-name="T1">□<text:tab/>□<text:tab/>□<text:tab/>□<text:tab/>□<text:tab/>Q 54 :<text:tab/>□<text:tab/>□<text:tab/>□<text:tab/>□<text:tab/>□</text:span></text:p>
      <text:p text:style-name="P3"><text:tab/>Q 15 :<text:tab/><text:span text:style-name="T1">□<text:tab/>□<text:tab/>□<text:tab/>□<text:tab/>□<text:tab/>Q 55 :<text:tab/>□<text:tab/>□<text:tab/>□<text:tab/>□<text:tab/>□</text:span></text:p>
      <text:p text:style-name="P3"><draw:line text:anchor-type="paragraph" draw:z-index="4" draw:style-name="gr5" draw:text-style-name="P1" svg:x1="1.429cm" svg:y1="0.005cm" svg:x2="15.54cm" svg:y2="0.005cm"><text:p/></draw:line><text:tab/>Q 16 :<text:tab/><text:span text:style-name="T1">□<text:tab/>□<text:tab/>□<text:tab/>□<text:tab/>□<text:tab/>Q 56 :<text:tab/>□<text:tab/>□<text:tab/>□<text:tab/>□<text:tab/>□</text:span></text:p>
      <text:p text:style-name="P3"><text:tab/>Q 17 :<text:tab/><text:span text:style-name="T1">□<text:tab/>□<text:tab/>□<text:tab/>□<text:tab/>□<text:tab/>Q 57 :<text:tab/>□<text:tab/>□<text:tab/>□<text:tab/>□<text:tab/>□</text:span></text:p>
      <text:p text:style-name="P3"><text:tab/>Q 18 :<text:tab/><text:span text:style-name="T1">□<text:tab/>□<text:tab/>□<text:tab/>□<text:tab/>□<text:tab/>Q 58 :<text:tab/>□<text:tab/>□<text:tab/>□<text:tab/>□<text:tab/>□</text:span></text:p>
      <text:p text:style-name="P3"><text:tab/>Q 19 :<text:tab/><text:span text:style-name="T1">□<text:tab/>□<text:tab/>□<text:tab/>□<text:tab/>□<text:tab/>Q 59 :<text:tab/>□<text:tab/>□<text:tab/>□<text:tab/>□<text:tab/>□</text:span></text:p>
      <text:p text:style-name="P3"><draw:line text:anchor-type="paragraph" draw:z-index="5" draw:style-name="gr5" draw:text-style-name="P1" svg:x1="1.393cm" svg:y1="0.446cm" svg:x2="15.504cm" svg:y2="0.446cm"><text:p/></draw:line><text:tab/>Q 20 :<text:tab/><text:span text:style-name="T1">□<text:tab/>□<text:tab/>□<text:tab/>□<text:tab/>□<text:tab/>Q 60 :<text:tab/>□<text:tab/>□<text:tab/>□<text:tab/>□<text:tab/>□</text:span></text:p>
      <text:p text:style-name="P3"><text:tab/>Q 21 :<text:tab/><text:span text:style-name="T1">□<text:tab/>□<text:tab/>□<text:tab/>□<text:tab/>□<text:tab/>Q 61 :<text:tab/>□<text:tab/>□<text:tab/>□<text:tab/>□<text:tab/>□</text:span></text:p>
      <text:p text:style-name="P3"><text:tab/>Q 22 :<text:tab/><text:span text:style-name="T1">□<text:tab/>□<text:tab/>□<text:tab/>□<text:tab/>□<text:tab/>Q 62 :<text:tab/>□<text:tab/>□<text:tab/>□<text:tab/>□<text:tab/>□</text:span></text:p>
      <text:p text:style-name="P3"><text:tab/>Q 23 :<text:tab/><text:span text:style-name="T1">□<text:tab/>□<text:tab/>□<text:tab/>□<text:tab/>□<text:tab/>Q 63 :<text:tab/>□<text:tab/>□<text:tab/>□<text:tab/>□<text:tab/>□</text:span></text:p>
      <text:p text:style-name="P3"><text:tab/>Q 24 :<text:tab/><text:span text:style-name="T1">□<text:tab/>□<text:tab/>□<text:tab/>□<text:tab/>□<text:tab/>Q 64 :<text:tab/>□<text:tab/>□<text:tab/>□<text:tab/>□<text:tab/>□</text:span></text:p>
      <text:p text:style-name="P3"><text:tab/>Q 25 :<text:tab/><text:span text:style-name="T1">□<text:tab/>□<text:tab/>□<text:tab/>□<text:tab/>□<text:tab/>Q 65 :<text:tab/>□<text:tab/>□<text:tab/>□<text:tab/>□<text:tab/>□</text:span></text:p>
      <text:p text:style-name="P3"><draw:line text:anchor-type="paragraph" draw:z-index="6" draw:style-name="gr5" draw:text-style-name="P1" svg:x1="1.393cm" svg:y1="0.037cm" svg:x2="15.504cm" svg:y2="0.037cm"><text:p/></draw:line><text:tab/>Q 26 :<text:tab/><text:span text:style-name="T1">□<text:tab/>□<text:tab/>□<text:tab/>□<text:tab/>□<text:tab/>Q 66 :<text:tab/>□<text:tab/>□<text:tab/>□<text:tab/>□<text:tab/>□</text:span></text:p>
      <text:p text:style-name="P3"><text:tab/>Q 27 :<text:tab/><text:span text:style-name="T1">□<text:tab/>□<text:tab/>□<text:tab/>□<text:tab/>□<text:tab/>Q 67 :<text:tab/>□<text:tab/>□<text:tab/>□<text:tab/>□<text:tab/>□</text:span></text:p>
      <text:p text:style-name="P3"><text:tab/>Q 28 :<text:tab/><text:span text:style-name="T1">□<text:tab/>□<text:tab/>□<text:tab/>□<text:tab/>□<text:tab/>Q 68 :<text:tab/>□<text:tab/>□<text:tab/>□<text:tab/>□<text:tab/>□</text:span></text:p>
      <text:p text:style-name="P3"><text:tab/>Q 29 :<text:tab/><text:span text:style-name="T1">□<text:tab/>□<text:tab/>□<text:tab/>□<text:tab/>□<text:tab/>Q 69 :<text:tab/>□<text:tab/>□<text:tab/>□<text:tab/>□<text:tab/>□</text:span></text:p>
      <text:p text:style-name="P3"><draw:line text:anchor-type="paragraph" draw:z-index="7" draw:style-name="gr5" draw:text-style-name="P1" svg:x1="1.411cm" svg:y1="0.46cm" svg:x2="15.522cm" svg:y2="0.46cm"><text:p/></draw:line><text:tab/>Q 30 :<text:tab/><text:span text:style-name="T1">□<text:tab/>□<text:tab/>□<text:tab/>□<text:tab/>□<text:tab/>Q 70 :<text:tab/>□<text:tab/>□<text:tab/>□<text:tab/>□<text:tab/>□</text:span></text:p>
      <text:p text:style-name="P3"><text:tab/>Q 31 :<text:tab/><text:span text:style-name="T1">□<text:tab/>□<text:tab/>□<text:tab/>□<text:tab/>□<text:tab/>Q 71 :<text:tab/>□<text:tab/>□<text:tab/>□<text:tab/>□<text:tab/>□</text:span></text:p>
      <text:p text:style-name="P3"><text:tab/>Q 32 :<text:tab/><text:span text:style-name="T1">□<text:tab/>□<text:tab/>□<text:tab/>□<text:tab/>□<text:tab/>Q 72 :<text:tab/>□<text:tab/>□<text:tab/>□<text:tab/>□<text:tab/>□</text:span></text:p>
      <text:p text:style-name="P3"><text:tab/>Q 33 :<text:tab/><text:span text:style-name="T1">□<text:tab/>□<text:tab/>□<text:tab/>□<text:tab/>□<text:tab/>Q 73 :<text:tab/>□<text:tab/>□<text:tab/>□<text:tab/>□<text:tab/>□</text:span></text:p>
      <text:p text:style-name="P3"><text:tab/>Q 34 :<text:tab/><text:span text:style-name="T1">□<text:tab/>□<text:tab/>□<text:tab/>□<text:tab/>□<text:tab/>Q 74 :<text:tab/>□<text:tab/>□<text:tab/>□<text:tab/>□<text:tab/>□</text:span></text:p>
      <text:p text:style-name="P3"><text:tab/>Q 35 :<text:tab/><text:span text:style-name="T1">□<text:tab/>□<text:tab/>□<text:tab/>□<text:tab/>□<text:tab/>Q 75 :<text:tab/>□<text:tab/>□<text:tab/>□<text:tab/>□<text:tab/>□</text:span></text:p>
      <text:p text:style-name="P3"><draw:line text:anchor-type="paragraph" draw:z-index="8" draw:style-name="gr5" draw:text-style-name="P1" svg:x1="1.393cm" svg:y1="0.026cm" svg:x2="15.504cm" svg:y2="0.026cm"><text:p/></draw:line><text:tab/>Q 36 :<text:tab/><text:span text:style-name="T1">□<text:tab/>□<text:tab/>□<text:tab/>□<text:tab/>□<text:tab/>Q 76 :<text:tab/>□<text:tab/>□<text:tab/>□<text:tab/>□<text:tab/>□</text:span></text:p>
      <text:p text:style-name="P3"><text:tab/>Q 37 :<text:tab/><text:span text:style-name="T1">□<text:tab/>□<text:tab/>□<text:tab/>□<text:tab/>□<text:tab/>Q 77 :<text:tab/>□<text:tab/>□<text:tab/>□<text:tab/>□<text:tab/>□</text:span></text:p>
      <text:p text:style-name="P3"><text:tab/>Q 38 :<text:tab/><text:span text:style-name="T1">□<text:tab/>□<text:tab/>□<text:tab/>□<text:tab/>□<text:tab/>Q 78 :<text:tab/>□<text:tab/>□<text:tab/>□<text:tab/>□<text:tab/>□</text:span></text:p>
      <text:p text:style-name="P3"><text:tab/>Q 39 :<text:tab/><text:span text:style-name="T1">□<text:tab/>□<text:tab/>□<text:tab/>□<text:tab/>□<text:tab/>Q 79 :<text:tab/>□<text:tab/>□<text:tab/>□<text:tab/>□<text:tab/>□</text:span></text:p>
      <text:p text:style-name="P3"><text:tab/>Q 40 :<text:tab/><text:span text:style-name="T1">□<text:tab/>□<text:tab/>□<text:tab/>□<text:tab/>□<text:tab/>Q 80 :<text:tab/>□<text:tab/>□<text:tab/>□<text:tab/>□<text:tab/>□</text:span></text:p>
      <text:p text:style-name="P2"><text:tab/><text:tab/> <text:tab/> <text:tab/> <text:tab/> <text:tab/> <text:tab/> <text:tab/> <text:tab/> <text:tab/> <text:tab/> 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edric Dinont</meta:initial-creator>
    <meta:creation-date>2008-09-12T15:43:50</meta:creation-date>
    <dc:date>2008-09-16T21:39:16</dc:date>
    <meta:printed-by>Cedric Dinont</meta:printed-by>
    <meta:print-date>2008-09-12T16:11:23</meta:print-date>
    <dc:language>fr-FR</dc:language>
    <meta:editing-cycles>29</meta:editing-cycles>
    <meta:editing-duration>PT1H23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1" meta:word-count="194" meta:character-count="1642"/>
  </office:meta>
</office:document-meta>
</file>